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5mm"/>
    </style:style>
    <style:style style:name="co4" style:family="table-column">
      <style:table-column-properties fo:break-before="auto" style:column-width="27.94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79.32mm"/>
    </style:style>
    <style:style style:name="co7" style:family="table-column">
      <style:table-column-properties fo:break-before="auto" style:column-width="44.77mm"/>
    </style:style>
    <style:style style:name="co8" style:family="table-column">
      <style:table-column-properties fo:break-before="auto" style:column-width="20.32mm"/>
    </style:style>
    <style:style style:name="co9" style:family="table-column">
      <style:table-column-properties fo:break-before="auto" style:column-width="33.58mm"/>
    </style:style>
    <style:style style:name="co10" style:family="table-column">
      <style:table-column-properties fo:break-before="auto" style:column-width="38.89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27.78mm"/>
    </style:style>
    <style:style style:name="co13" style:family="table-column">
      <style:table-column-properties fo:break-before="auto" style:column-width="39.69mm"/>
    </style:style>
    <style:style style:name="co14" style:family="table-column">
      <style:table-column-properties fo:break-before="auto" style:column-width="2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0.99pt ridge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99pt ridge #000000" fo:border-right="none" fo:border-top="0.99pt ridge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99pt ridge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99pt ridge #000000" fo:border-left="none" fo:border-right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0.99pt ridge #000000" fo:border-top="0.99pt ridge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none" fo:border-right="0.99pt ridge #00000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99pt ridge #000000" fo:border-left="none" fo:border-right="0.99pt ridge #000000" fo:border-top="none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UTO_INC</text:p>
          </table:table-cell>
          <table:table-cell office:value-type="string" calcext:value-type="string">
            <text:p>users can enter in multiple employe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of_birth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_g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ill be relevant to some laws in many countrie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sation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rganisation_id</text:p>
          </table:table-cell>
          <table:table-cell office:value-type="string" calcext:value-type="string">
            <text:p>AUTO_INC</text:p>
          </table:table-cell>
          <table:table-cell office:value-type="string" calcext:value-type="string">
            <text:p>organisations are not people, my friend.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egal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ddress_id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TEXT</text:p>
          </table:table-cell>
          <table:table-cell/>
        </table:table-row>
      </table:table>
      <table:table table:name="addres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ddress_id</text:p>
          </table:table-cell>
          <table:table-cell office:value-type="string" calcext:value-type="string">
            <text:p>AUTO_INC</text:p>
          </table:table-cell>
        </table:table-row>
        <table:table-row table:style-name="ro1">
          <table:table-cell office:value-type="string" calcext:value-type="string">
            <text:p>address_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ddress_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nactive_date</text:p>
          </table:table-cell>
          <table:table-cell office:value-type="string" calcext:value-type="string">
            <text:p>DATE</text:p>
          </table:table-cell>
        </table:table-row>
      </table:table>
      <table:table table:name="position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erson_id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mployer_id</text:p>
          </table:table-cell>
          <table:table-cell table:style-name="ce4" office:value-type="string" calcext:value-type="string">
            <text:p>INTEGER</text:p>
          </table:table-cell>
          <table:table-cell office:value-type="string" calcext:value-type="string">
            <text:p><text:span text:style-name="T1">Joins on </text:span>organisation.organisation_id. Legal employer, could add worksite organisation_id here too +/-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ition_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ntract_signed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ntracted_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ual end date</text:p>
          </table:table-cell>
        </table:table-row>
        <table:table-row table:style-name="ro1">
          <table:table-cell office:value-type="string" calcext:value-type="string">
            <text:p>next_performance_revie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n auto-update annually, or be manually set</text:p>
          </table:table-cell>
        </table:table-row>
        <table:table-row table:style-name="ro1">
          <table:table-cell office:value-type="string" calcext:value-type="string">
            <text:p>primary_loc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<text:span text:style-name="T1">links to address.</text:span>address_id (allow for ‘varies’ [-1])</text:p>
          </table:table-cell>
        </table:table-row>
        <table:table-row table:style-name="ro1">
          <table:table-cell office:value-type="string" calcext:value-type="string">
            <text:p>report_to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report_to_titl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employee_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rmanent, fixed-term, casual, </text:p>
          </table:table-cell>
        </table:table-row>
        <table:table-row table:style-name="ro1">
          <table:table-cell office:value-type="string" calcext:value-type="string">
            <text:p>employee_disc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max_discount_spe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max_spend_perio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days?</text:p>
          </table:table-cell>
        </table:table-row>
        <table:table-row table:style-name="ro1">
          <table:table-cell office:value-type="string" calcext:value-type="string">
            <text:p>mental_health_day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ick_day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arental_lea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aximum maternity/paternity leave</text:p>
          </table:table-cell>
        </table:table-row>
        <table:table-row table:style-name="ro1">
          <table:table-cell office:value-type="string" calcext:value-type="string">
            <text:p>extra_holiday_day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“Do you get extra holiday pay?”</text:p>
          </table:table-cell>
        </table:table-row>
      </table:table>
      <table:table table:name="pay_rate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y_rat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Joins on position.position_id</text:p>
          </table:table-cell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ecause of overnight shifts and such, the time is relevant here too, but defaults to midnight.</text:p>
          </table:table-cell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ourly, piece-rate, salary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overtime_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ne or the other should be used, $ or %</text:p>
          </table:table-cell>
        </table:table-row>
        <table:table-row table:style-name="ro1">
          <table:table-cell office:value-type="string" calcext:value-type="string">
            <text:p>overtime_perce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ne or the other should be used, $ or %</text:p>
          </table:table-cell>
        </table:table-row>
        <table:table-row table:style-name="ro1">
          <table:table-cell office:value-type="string" calcext:value-type="string">
            <text:p>period_start_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eriod_leng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days</text:p>
          </table:table-cell>
        </table:table-row>
        <table:table-row table:style-name="ro1">
          <table:table-cell office:value-type="string" calcext:value-type="string">
            <text:p>days_from_pay_perio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he number of days after the pay period ends that the pay is received.</text:p>
          </table:table-cell>
        </table:table-row>
        <table:table-row table:style-name="ro1">
          <table:table-cell office:value-type="string" calcext:value-type="string">
            <text:p>on_call_r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special rate for being on call, not at work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3"/>
          <table:table-cell table:number-columns-repeated="2"/>
        </table:table-row>
      </table:table>
      <table:table table:name="equipment_issue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quipment_issue_id</text:p>
          </table:table-cell>
          <table:table-cell office:value-type="string" calcext:value-type="string">
            <text:p>AUTO_INC</text:p>
          </table:table-cell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turn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erial_numb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TEXT</text:p>
          </table:table-cell>
        </table:table-row>
      </table:table>
      <table:table table:name="service_issue" table:style-name="ta1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rvice_issu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tur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erial_numb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 ID Card number, etc.</text:p>
          </table:table-cell>
        </table:table-row>
        <table:table-row table:style-name="ro1">
          <table:table-cell office:value-type="string" calcext:value-type="string">
            <text:p>value_per_period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max_value_per_period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ily, weekly, monthly, etc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TEXT</text:p>
          </table:table-cell>
          <table:table-cell/>
        </table:table-row>
      </table:table>
      <table:table table:name="schedul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ay_r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Joins with pay_rate.pay_rate_id. pay_rate.pay_rate_id already joins with position.position_id</text:p>
          </table:table-cell>
        </table:table-row>
        <table:table-row table:style-name="ro1">
          <table:table-cell office:value-type="string" calcext:value-type="string">
            <text:p>pay_rate</text:p>
          </table:table-cell>
          <table:table-cell office:value-type="string" calcext:value-type="string">
            <text:p>NUMERIC</text:p>
          </table:table-cell>
          <table:table-cell table:style-name="ce14" office:value-type="string" calcext:value-type="string">
            <text:p><text:span text:style-name="T2">Autopopulate from pay_rate_id,</text:span> but this can allow for a special, one-off pay rate to override the default(?) - this will not allow for overtime to be calculated, however.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nager, fry cook, loading dock, on-call, etc.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on_ca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not an 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is for actual shifts worked, as opposed to the scheduled shifts. Note that a scheduled shift may be one record, but actual could be broken into &gt;1 shifts.</text:p>
          </table:table-cell>
        </table:table-row>
      </table:table>
      <table:table table:name="break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reak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unch, smoke, mandated, etc.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scheduled break or an actual break.</text:p>
          </table:table-cell>
        </table:table-row>
      </table:table>
      <table:table table:name="garnishment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arnishment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er payslip</text:p>
          </table:table-cell>
        </table:table-row>
        <table:table-row table:style-name="ro1">
          <table:table-cell office:value-type="string" calcext:value-type="string">
            <text:p>scheduled_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one_off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ne-off garnishment?</text:p>
          </table:table-cell>
        </table:table-row>
      </table:table>
      <table:table table:name="bonus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onus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/>
        </table:table-row>
      </table:table>
      <table:table table:name="leav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av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ck leave, annual, bereavement, without pay, 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a entry from the GUI can be in days or hours, probably not both.</text:p>
          </table:table-cell>
        </table:table-row>
      </table:table>
      <table:table table:name="payslip" table:style-name="ta1"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yslip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predicted payslip or the actual payslip entered.</text:p>
          </table:table-cell>
        </table:table-row>
        <table:table-row table:style-name="ro1">
          <table:table-cell office:value-type="string" calcext:value-type="string">
            <text:p>pay_period_begi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ay_period_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gross_hour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schedule table</text:p>
          </table:table-cell>
        </table:table-row>
        <table:table-row table:style-name="ro1">
          <table:table-cell office:value-type="string" calcext:value-type="string">
            <text:p>breaks_pa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breaks table, in hours</text:p>
          </table:table-cell>
        </table:table-row>
        <table:table-row table:style-name="ro1">
          <table:table-cell office:value-type="string" calcext:value-type="string">
            <text:p>breaks_unpa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breaks table, in hours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nishme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NUMERIC</text:p>
          </table:table-cell>
          <table:table-cell/>
        </table:table-row>
      </table:table>
      <table:table table:name="notes" table:style-name="ta1">
        <table:table-column table:style-name="co2" table:default-cell-style-name="ce2"/>
        <table:table-column table:style-name="co14" table:default-cell-style-name="ce4"/>
        <table:table-column table:style-name="co2" table:number-columns-repeated="2" table:default-cell-style-name="ce2"/>
        <table:table-column table:style-name="co2" table:default-cell-style-name="ce9"/>
        <table:table-column table:style-name="co2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3" office:value-type="string" calcext:value-type="string">
            <text:p>SQLite Types:</text:p>
          </table:table-cell>
          <table:table-cell table:style-name="ce6" table:number-columns-repeated="2"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*Boolean values are stored as integers 0 (false) and 1 (true)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     <text:a xlink:href="https://www.sqlite.org/datatype3.html" xlink:type="simple">https://www.sqlite.org/datatype3.html</text:a></text:p>
          </table:table-cell>
          <table:table-cell table:style-name="ce7" table:number-columns-repeated="2"/>
          <table:table-cell table:style-name="ce10"/>
          <table:table-cell/>
        </table:table-row>
        <table:table-row table:style-name="ro1" table:number-rows-repeated="2"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 table:style-name="Default"/>
          <table:table-cell table:style-name="ce17" office:value-type="string" calcext:value-type="string">
            <text:p>missing/todo/?: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Completion of payslip tabl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ypes maybe should be changed to hard lists with type-id links. Perhaps strict lists of text is better, to be clearly referenced in the javascript.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Piece-work pay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02:39:03.334216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1:42:49.489854609</meta:creation-date>
    <dc:date>2019-07-01T00:15:12.815885550</dc:date>
    <meta:editing-duration>PT2H16M4S</meta:editing-duration>
    <meta:editing-cycles>17</meta:editing-cycles>
    <meta:generator>LibreOffice/6.2.4.2$Linux_X86_64 LibreOffice_project/20$Build-2</meta:generator>
    <meta:document-statistic meta:table-count="14" meta:cell-count="270" meta:object-count="0"/>
  </office:meta>
</office:document-meta>
</file>